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4272.925035" calcext:value-type="float">
            <text:p>4272.925035</text:p>
          </table:table-cell>
          <table:table-cell table:style-name="Default" table:formula="of:=[.H2]/24/365" office:value-type="float" office:value="0.487776830479452" calcext:value-type="float">
            <text:p>0.487776830479452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1:40:20.89958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11T11:42:28.758618822</dc:date>
    <meta:editing-duration>P5DT3H9M</meta:editing-duration>
    <meta:editing-cycles>148</meta:editing-cycles>
    <meta:document-statistic meta:table-count="1" meta:cell-count="1280" meta:object-count="0"/>
  </office:meta>
</office:document-meta>
</file>